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rage" svg:font-family="Average, 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4pt" officeooo:rsid="000eaa07" officeooo:paragraph-rsid="000eaa07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8pt" fo:font-weight="bold" officeooo:rsid="000eaa07" officeooo:paragraph-rsid="0010272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8pt" fo:font-weight="bold" officeooo:rsid="00102729" officeooo:paragraph-rsid="0010272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8pt" fo:font-weight="normal" officeooo:rsid="00102729" officeooo:paragraph-rsid="00102729" style:font-size-asian="18pt" style:font-weight-asian="normal" style:font-size-complex="18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8pt" fo:font-weight="normal" officeooo:rsid="00102729" officeooo:paragraph-rsid="00102729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8pt" fo:font-weight="normal" officeooo:rsid="0013f369" officeooo:paragraph-rsid="0013f36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8pt" fo:font-weight="normal" officeooo:rsid="00172952" officeooo:paragraph-rsid="00172952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8pt" fo:font-weight="normal" officeooo:rsid="0019ad5c" officeooo:paragraph-rsid="001e2ae4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8pt" fo:font-weight="normal" officeooo:rsid="0019ad5c" officeooo:paragraph-rsid="001f7f19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8pt" fo:font-weight="normal" officeooo:rsid="002167a1" officeooo:paragraph-rsid="002167a1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8fa6" style:font-weight-asian="normal" style:font-weight-complex="normal"/>
    </style:style>
    <style:style style:name="T3" style:family="text">
      <style:text-properties fo:font-weight="normal" officeooo:rsid="001253c0" style:font-weight-asian="normal" style:font-weight-complex="normal"/>
    </style:style>
    <style:style style:name="T4" style:family="text">
      <style:text-properties fo:font-weight="normal" officeooo:rsid="0012a068" style:font-weight-asian="normal" style:font-weight-complex="normal"/>
    </style:style>
    <style:style style:name="T5" style:family="text">
      <style:text-properties officeooo:rsid="0012a068"/>
    </style:style>
    <style:style style:name="T6" style:family="text">
      <style:text-properties officeooo:rsid="0013c9f3"/>
    </style:style>
    <style:style style:name="T7" style:family="text">
      <style:text-properties officeooo:rsid="0013e783"/>
    </style:style>
    <style:style style:name="T8" style:family="text">
      <style:text-properties officeooo:rsid="0014bcd7"/>
    </style:style>
    <style:style style:name="T9" style:family="text">
      <style:text-properties officeooo:rsid="00164504"/>
    </style:style>
    <style:style style:name="T10" style:family="text">
      <style:text-properties officeooo:rsid="00172952"/>
    </style:style>
    <style:style style:name="T11" style:family="text">
      <style:text-properties officeooo:rsid="0017d3c1"/>
    </style:style>
    <style:style style:name="T12" style:family="text">
      <style:text-properties officeooo:rsid="0019ad5c"/>
    </style:style>
    <style:style style:name="T13" style:family="text">
      <style:text-properties officeooo:rsid="001b69fb"/>
    </style:style>
    <style:style style:name="T14" style:family="text">
      <style:text-properties officeooo:rsid="001e2ae4"/>
    </style:style>
    <style:style style:name="T15" style:family="text">
      <style:text-properties officeooo:rsid="001f7f19"/>
    </style:style>
    <style:style style:name="T16" style:family="text">
      <style:text-properties officeooo:rsid="001f9283"/>
    </style:style>
    <style:style style:name="T17" style:family="text">
      <style:text-properties officeooo:rsid="001fdb16"/>
    </style:style>
    <style:style style:name="T18" style:family="text">
      <style:text-properties officeooo:rsid="002167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ficial Intelligence Project Paper</text:p>
      <text:p text:style-name="P1"/>
      <text:p text:style-name="P1">Bayesian Network for crop yields</text:p>
      <text:p text:style-name="P2"><text:tab/></text:p>
      <text:p text:style-name="P3"><text:span text:style-name="T1">Adapting to the global warming that our planet is experiencing during the last decades is one of the biggest challenges that the humanity has to face in order to survive.</text:span></text:p>
      <text:p text:style-name="P3"><text:span text:style-name="T1"/></text:p>
      <text:p text:style-name="P3"><text:span text:style-name="T1">This event is the cause of many * such as natural disasters, desertification and climate changings, </text:span><text:span text:style-name="T2">and n</text:span><text:span text:style-name="T1">aturally also our agriculture needs to adapt in order to guarantee sustenance to us and to all the future people that will habit our wonderful planet.</text:span></text:p>
      <text:p text:style-name="P3"><text:span text:style-name="T1"/></text:p>
      <text:p text:style-name="P3"><text:span text:style-name="T1">Our project aim is to </text:span><text:span text:style-name="T3">develop a bayesian network which utility is to predict the probability that a specific crop could manage to give us a good yield, </text:span><text:span text:style-name="T4">given some specific constraints provided by the user.</text:span></text:p>
      <text:p text:style-name="P3"><text:span text:style-name="T4"/></text:p>
      <text:p text:style-name="P4"><text:span text:style-name="T5">The</text:span> data <text:span text:style-name="T5">which we used to train our model </text:span>is taken from <text:span text:style-name="T5">the </text:span>ISTAT <text:span text:style-name="T5">open database, the parameters we chose to focus on are</text:span>:</text:p>
      <text:list text:style-name="L2">
        <text:list-item>
          <text:p text:style-name="P5">Crop yield</text:p>
        </text:list-item>
        <text:list-item>
          <text:p text:style-name="P5">Mean temperature</text:p>
        </text:list-item>
        <text:list-item>
          <text:p text:style-name="P5">Mean precipitation</text:p>
        </text:list-item>
        <text:list-item>
          <text:p text:style-name="P5">Soil composition</text:p>
        </text:list-item>
        <text:list-item>
          <text:p text:style-name="P5">Extreme events indicators</text:p>
        </text:list-item>
      </text:list>
      <text:p text:style-name="P4"/>
      <text:p text:style-name="P4">All data was adapted to be indexed by year and province, <text:span text:style-name="T6">in order to simplify the merge of them and the consequent anal</text:span><text:span text:style-name="T7">y</text:span><text:span text:style-name="T6">s</text:span><text:span text:style-name="T7">i</text:span><text:span text:style-name="T6">s.</text:span></text:p>
      <text:p text:style-name="P6">We also choose to apply linear interpolation where it was possible to <text:span text:style-name="T8">fill some missing data in order to mantain a year by year indexing </text:span><text:span text:style-name="T9">of the data.</text:span></text:p>
      <text:p text:style-name="P7">In order to to manage the preliminar analisis and merging of our data <text:span text:style-name="T11">into a unique database</text:span> the Pandas open source library <text:span text:style-name="T12">has</text:span> been used.</text:p>
      <text:p text:style-name="P8"><text:soft-page-break/>To develop <text:span text:style-name="T16">our </text:span>bayesian network <text:span text:style-name="T17">we used the pgmpy open source library.</text:span></text:p>
      <text:p text:style-name="P8"/>
      <text:p text:style-name="P9"><text:span text:style-name="T18">F</text:span><text:span text:style-name="T15">or the </text:span>discrete <text:span text:style-name="T15">version o</text:span><text:span text:style-name="T13">ur</text:span><text:span text:style-name="T10"> data </text:span>has been<text:span text:style-name="T10"> discretized in quantiles.</text:span></text:p>
      <text:p text:style-name="P10">First w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rage" svg:font-family="Average, 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7T15:01:35.094000000</meta:creation-date>
    <dc:date>2025-06-07T16:25:33.156000000</dc:date>
    <meta:editing-duration>PT57M45S</meta:editing-duration>
    <meta:editing-cycles>21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18" meta:word-count="259" meta:character-count="1469" meta:non-whitespace-character-count="1230"/>
  </office:meta>
</office:document-meta>
</file>